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72822"/>
    </style:style>
    <style:style style:name="P2" style:family="paragraph" style:parent-style-name="Standard">
      <style:paragraph-properties style:line-height-at-least="0.503cm"/>
      <style:text-properties fo:color="#f8f8f2" style:font-name="Droid Sans Mono" fo:font-size="10.5pt" fo:font-weight="normal" officeooo:paragraph-rsid="0000eab7" fo:background-color="#272822"/>
    </style:style>
    <style:style style:name="P3" style:family="paragraph" style:parent-style-name="Standard">
      <style:paragraph-properties style:line-height-at-least="0.503cm" fo:break-before="page"/>
      <style:text-properties fo:color="#f8f8f2" style:font-name="Droid Sans Mono" fo:font-size="10.5pt" fo:font-weight="normal" officeooo:paragraph-rsid="0000eab7" fo:background-color="#272822"/>
    </style:style>
    <style:style style:name="T1" style:family="text">
      <style:text-properties fo:color="#f92672"/>
    </style:style>
    <style:style style:name="T2" style:family="text">
      <style:text-properties fo:color="#a6e22e"/>
    </style:style>
    <style:style style:name="T3" style:family="text">
      <style:text-properties fo:color="#e6db74"/>
    </style:style>
    <style:style style:name="T4" style:family="text">
      <style:text-properties fo:color="#e6db74" officeooo:rsid="0000eab7"/>
    </style:style>
    <style:style style:name="T5" style:family="text">
      <style:text-properties fo:color="#e6db74" officeooo:rsid="0001d272"/>
    </style:style>
    <style:style style:name="T6" style:family="text">
      <style:text-properties officeooo:rsid="0001d2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4</text:span>&lt;<text:span text:style-name="T1">a</text:span> <text:span text:style-name="T2">href</text:span>=<text:span text:style-name="T3">"</text:span><text:span text:style-name="T4">.. /subdir/direct/textual.html</text:span><text:span text:style-name="T3">"</text:span>&gt;&lt;/<text:span text:style-name="T1">a</text:span>&gt;</text:p>
      <text:p text:style-name="P2"><text:span text:style-name="T6">5</text:span>&lt;<text:span text:style-name="T1">a</text:span> <text:span text:style-name="T2">href</text:span>=<text:span text:style-name="T3">"</text:span><text:span text:style-name="T4">llista.html</text:span><text:span text:style-name="T3">"</text:span>&gt;&lt;/<text:span text:style-name="T1">a</text:span>&gt;</text:p>
      <text:p text:style-name="P2"><text:span text:style-name="T6">6</text:span>&lt;<text:span text:style-name="T1">a</text:span> <text:span text:style-name="T2">href</text:span>=<text:span text:style-name="T3">".. /</text:span><text:span text:style-name="T4">subdir/llista.html</text:span><text:span text:style-name="T3">"</text:span>&gt;&lt;/<text:span text:style-name="T1">a</text:span>&gt;</text:p>
      <text:p text:style-name="P2"><text:span text:style-name="T6">7</text:span>&lt;<text:span text:style-name="T1">a</text:span> <text:span text:style-name="T2">href</text:span>=<text:span text:style-name="T3">".. /</text:span><text:span text:style-name="T4">prova/prova.html</text:span><text:span text:style-name="T3">"</text:span>&gt;&lt;/<text:span text:style-name="T1">a</text:span>&gt;</text:p>
      <text:p text:style-name="P2"><text:span text:style-name="T6">8</text:span>&lt;<text:span text:style-name="T1">a</text:span> <text:span text:style-name="T2">href</text:span>=<text:span text:style-name="T3">".. /</text:span><text:span text:style-name="T4">subdir/docu.html</text:span><text:span text:style-name="T3">"</text:span>&gt;&lt;/<text:span text:style-name="T1">a</text:span>&gt;</text:p>
      <text:p text:style-name="P2"><text:span text:style-name="T6">9</text:span>&lt;<text:span text:style-name="T1">a</text:span> <text:span text:style-name="T2">href</text:span>=<text:span text:style-name="T3">".. /</text:span><text:span text:style-name="T5">arrel.html</text:span><text:span text:style-name="T3">"</text:span>&gt;&lt;/<text:span text:style-name="T1">a</text:span>&gt;</text:p>
      <text:p text:style-name="P2"><text:span text:style-name="T6">10</text:span>&lt;<text:span text:style-name="T1">a</text:span> <text:span text:style-name="T2">href</text:span>=<text:span text:style-name="T3">"../</text:span><text:span text:style-name="T5">subdir</text:span><text:span text:style-name="T3">"</text:span>&gt;&lt;/<text:span text:style-name="T1">a</text:span>&gt;</text:p>
      <text:p text:style-name="P2"><text:span text:style-name="T6">11</text:span>&lt;<text:span text:style-name="T1">a</text:span> <text:span text:style-name="T2">href</text:span>=<text:span text:style-name="T3">"../</text:span><text:span text:style-name="T5">prova</text:span><text:span text:style-name="T3">"</text:span>&gt;&lt;/<text:span text:style-name="T1">a</text:span>&gt;</text:p>
      <text:p text:style-name="P2"><text:span text:style-name="T6">12</text:span>&lt;<text:span text:style-name="T1">a</text:span> <text:span text:style-name="T2">href</text:span>=<text:span text:style-name="T3">".. /</text:span><text:span text:style-name="T5">prova/prova.html</text:span><text:span text:style-name="T3">"</text:span>&gt;&lt;/<text:span text:style-name="T1">a</text:span>&gt;</text:p>
      <text:p text:style-name="P3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3:33:36.553006680</meta:creation-date>
    <dc:date>2022-10-20T13:50:55.295825396</dc:date>
    <meta:editing-duration>PT7M8S</meta:editing-duration>
    <meta:editing-cycles>1</meta:editing-cycles>
    <meta:document-statistic meta:table-count="0" meta:image-count="0" meta:object-count="0" meta:page-count="2" meta:paragraph-count="9" meta:word-count="24" meta:character-count="301" meta:non-whitespace-character-count="286"/>
    <meta:generator>LibreOffice/6.4.2.2$Linux_X86_64 LibreOffice_project/40$Build-2</meta:generator>
  </office:meta>
</office:document-meta>
</file>